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Subscription.getNodeTypeNames( NodeType [ ] nt , Nam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Subscription.getLocal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Subscription.onEvent( javax . jcr . observation . EventIterator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ubscription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Subscription.EventSubscription( IdFactory idFactory , SessionInfoImpl sessionInfo , EventFilter [ ]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ventSubscription.setFilters( EventFilter [ ] fil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Subscription.getEventBundles( long timeou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EventSubscription.createEventBundle( javax . jcr . observation . EventIterator events , boolean isLoca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EventSubscription.getSess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